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Paragraphedeliste" style:list-style-name="LFO1" style:family="paragraph"/>
    <style:style style:name="P4" style:parent-style-name="Normal" style:family="paragraph">
      <style:paragraph-properties fo:margin-bottom="0in" fo:line-height="100%"/>
    </style:style>
    <style:style style:name="P5" style:parent-style-name="Normal" style:family="paragraph">
      <style:paragraph-properties fo:margin-bottom="0in" fo:line-height="100%"/>
    </style:style>
    <style:style style:name="P6" style:parent-style-name="Normal" style:family="paragraph">
      <style:paragraph-properties fo:margin-bottom="0in" fo:line-height="100%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Paragraphedeliste" style:list-style-name="LFO2" style:family="paragraph">
      <style:paragraph-properties fo:margin-bottom="0in" fo:line-height="100%"/>
    </style:style>
    <style:style style:name="P16" style:parent-style-name="Paragraphedeliste" style:list-style-name="LFO2" style:family="paragraph">
      <style:paragraph-properties fo:margin-bottom="0in" fo:line-height="100%"/>
    </style:style>
    <style:style style:name="P17" style:parent-style-name="Paragraphedeliste" style:list-style-name="LFO2" style:family="paragraph">
      <style:paragraph-properties fo:margin-bottom="0in" fo:line-height="100%"/>
    </style:style>
    <style:style style:name="P18" style:parent-style-name="Paragraphedeliste" style:list-style-name="LFO2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Paragraphedeliste" style:list-style-name="LFO2" style:family="paragraph">
      <style:paragraph-properties fo:margin-bottom="0in" fo:line-height="100%"/>
    </style:style>
    <style:style style:name="P22" style:parent-style-name="Paragraphedeliste" style:list-style-name="LFO2" style:family="paragraph">
      <style:paragraph-properties fo:margin-bottom="0in" fo:line-height="100%"/>
    </style:style>
    <style:style style:name="P23" style:parent-style-name="Paragraphedeliste" style:list-style-name="LFO2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Paragraphedeliste" style:list-style-name="LFO1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Hydrologie et hydrogéologie</text:p>
      <text:p text:style-name="P2"/>
      <text:list text:style-name="LFO1" text:continue-numbering="true">
        <text:list-item>
          <text:p text:style-name="P3">Eléments d’hydrologie de surface</text:p>
        </text:list-item>
      </text:list>
      <text:p text:style-name="Normal"/>
      <text:p text:style-name="P4">hydrologie : étude du cycle de l’eau naturelle</text:p>
      <text:p text:style-name="P5">hydrologie de surface : écoulements dans le réseau hydrographique</text:p>
      <text:p text:style-name="P6">hydrogéologie : étudie les eaux souterraines</text:p>
      <text:p text:style-name="P7">précipitations : quasi-totalité de l’alimentation de l’eau souterraine</text:p>
      <text:p text:style-name="P8">pluie -&gt; humidification du sol ou ruissellement ou évaporation</text:p>
      <text:p text:style-name="P9">renouvellement très rapide de l’humidité atmosphérique : moyenne de 9 jours</text:p>
      <text:p text:style-name="P10">conservation des volumes d’eau dans un bassin versant</text:p>
      <text:p text:style-name="P11">eau souterraine : eau provenant de la surface + eau provenant des roches</text:p>
      <text:p text:style-name="P12">ensemble des cours d’eau naturels ou artificiels permanents ou temporaires participent à l’écoulement</text:p>
      <text:p text:style-name="P13"/>
      <text:p text:style-name="P14">différenciation du réseau hydrographique :</text:p>
      <text:list text:style-name="LFO2" text:continue-numbering="true">
        <text:list-item>
          <text:p text:style-name="P15">Géologie</text:p>
        </text:list-item>
        <text:list-item>
          <text:p text:style-name="P16">Climat</text:p>
        </text:list-item>
        <text:list-item>
          <text:p text:style-name="P17">Pente du terrain</text:p>
        </text:list-item>
        <text:list-item>
          <text:p text:style-name="P18">Présence humaine</text:p>
        </text:list-item>
      </text:list>
      <text:p text:style-name="P19"/>
      <text:p text:style-name="P20">4 types de précipitations :</text:p>
      <text:list text:style-name="LFO2" text:continue-numbering="true">
        <text:list-item>
          <text:p text:style-name="P21">Convectives </text:p>
        </text:list-item>
        <text:list-item>
          <text:p text:style-name="P22">Orographiques</text:p>
        </text:list-item>
        <text:list-item>
          <text:p text:style-name="P23">Frontales</text:p>
        </text:list-item>
      </text:list>
      <text:p text:style-name="P24"/>
      <text:p text:style-name="P25">fronts froids : précipitations brèves, peu étendues et intense</text:p>
      <text:p text:style-name="P26">fronts chauds : précipitations longues, étendues peu intense<text:s/></text:p>
      <text:p text:style-name="P27"/>
      <text:p text:style-name="P28">pluviomètre :<text:s/>instrument de mesure des précipitations liquides ou solides -&gt; quantité totale dans un temps donné</text:p>
      <text:p text:style-name="P29">pluviographe : instrument captant la précipitation de la manière que le pluviomètre mais avec un système permettant de connaître les intensités</text:p>
      <text:p text:style-name="P30">lysimètre : mesure d’évaporation d’eau par la perte de poids</text:p>
      <text:p text:style-name="P31"/>
      <text:p text:style-name="P32">régime simple :<text:s/>une seule alternance annuelle de haute et basse eaux et un seul mode d’alimentation</text:p>
      <text:p text:style-name="P33">régime mixte : 2 maxima et 2 minima, plusieurs modes d’alimentations</text:p>
      <text:p text:style-name="P34">régime complexe : plusieurs extremas et modes d’alimentation</text:p>
      <text:p text:style-name="P35">bilan hydrologique = débit + infiltration + évapotranspiration +/- variation des stocks</text:p>
      <text:p text:style-name="P36"/>
      <text:p text:style-name="P37">débit = précipitation – eau infiltrée – eau évaporée</text:p>
      <text:p text:style-name="P38"/>
      <text:list text:style-name="LFO1" text:continue-numbering="true">
        <text:list-item>
          <text:p text:style-name="P39">Hydrogéologie descriptive</text:p>
        </text:list-item>
      </text:list>
      <text:p text:style-name="P40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 Lizeski</meta:initial-creator>
    <dc:creator>Emma Lizeski</dc:creator>
    <meta:creation-date>2020-01-22T08:11:00Z</meta:creation-date>
    <dc:date>2020-01-22T08:55:00Z</dc:date>
    <meta:template xlink:href="Normal" xlink:type="simple"/>
    <meta:editing-cycles>3</meta:editing-cycles>
    <meta:editing-duration>PT2640S</meta:editing-duration>
    <meta:document-statistic meta:page-count="1" meta:paragraph-count="3" meta:word-count="256" meta:character-count="1664" meta:row-count="11" meta:non-whitespace-character-count="1411"/>
  </office:meta>
</office:document-meta>
</file>